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-110.436260932" calcext:value-type="float">
            <text:p>-110.436260932</text:p>
          </table:table-cell>
          <table:table-cell office:value-type="float" office:value="-101.552246553" calcext:value-type="float">
            <text:p>-101.552246553</text:p>
          </table:table-cell>
          <table:table-cell office:value-type="float" office:value="31.217888105" calcext:value-type="float">
            <text:p>31.217888105</text:p>
          </table:table-cell>
          <table:table-cell office:value-type="float" office:value="36.571239668" calcext:value-type="float">
            <text:p>36.571239668</text:p>
          </table:table-cell>
          <table:table-cell/>
          <table:table-cell table:formula="of:=([.A1]+[.B1])/2" office:value-type="float" office:value="-105.9942537425" calcext:value-type="float">
            <text:p>-105.9942537425</text:p>
          </table:table-cell>
          <table:table-cell table:formula="of:=([.C1]+[.D1])/2" office:value-type="float" office:value="33.8945638865" calcext:value-type="float">
            <text:p>33.8945638865</text:p>
          </table:table-cell>
        </table:table-row>
        <table:table-row table:style-name="ro1">
          <table:table-cell office:value-type="float" office:value="-154.201534387" calcext:value-type="float">
            <text:p>-154.201534387</text:p>
          </table:table-cell>
          <table:table-cell office:value-type="float" office:value="-138.98341074" calcext:value-type="float">
            <text:p>-138.98341074</text:p>
          </table:table-cell>
          <table:table-cell office:value-type="float" office:value="57.273851253" calcext:value-type="float">
            <text:p>57.273851253</text:p>
          </table:table-cell>
          <table:table-cell office:value-type="float" office:value="66.44402619" calcext:value-type="float">
            <text:p>66.44402619</text:p>
          </table:table-cell>
          <table:table-cell/>
          <table:table-cell table:formula="of:=([.A2]+[.B2])/2" office:value-type="float" office:value="-146.5924725635" calcext:value-type="float">
            <text:p>-146.5924725635</text:p>
          </table:table-cell>
          <table:table-cell table:formula="of:=([.C2]+[.D2])/2" office:value-type="float" office:value="61.8589387215" calcext:value-type="float">
            <text:p>61.8589387215</text:p>
          </table:table-cell>
        </table:table-row>
        <table:table-row table:style-name="ro1">
          <table:table-cell office:value-type="float" office:value="-89.456950464" calcext:value-type="float">
            <text:p>-89.456950464</text:p>
          </table:table-cell>
          <table:table-cell office:value-type="float" office:value="-80.533427545" calcext:value-type="float">
            <text:p>-80.533427545</text:p>
          </table:table-cell>
          <table:table-cell office:value-type="float" office:value="31.530872591" calcext:value-type="float">
            <text:p>31.530872591</text:p>
          </table:table-cell>
          <table:table-cell office:value-type="float" office:value="36.908031308" calcext:value-type="float">
            <text:p>36.908031308</text:p>
          </table:table-cell>
          <table:table-cell/>
          <table:table-cell table:formula="of:=([.A3]+[.B3])/2" office:value-type="float" office:value="-84.9951890045" calcext:value-type="float">
            <text:p>-84.9951890045</text:p>
          </table:table-cell>
          <table:table-cell table:formula="of:=([.C3]+[.D3])/2" office:value-type="float" office:value="34.2194519495" calcext:value-type="float">
            <text:p>34.2194519495</text:p>
          </table:table-cell>
        </table:table-row>
        <table:table-row table:style-name="ro1">
          <table:table-cell office:value-type="float" office:value="-175.162053631" calcext:value-type="float">
            <text:p>-175.162053631</text:p>
          </table:table-cell>
          <table:table-cell office:value-type="float" office:value="-159.953074081" calcext:value-type="float">
            <text:p>-159.953074081</text:p>
          </table:table-cell>
          <table:table-cell office:value-type="float" office:value="57.30392464" calcext:value-type="float">
            <text:p>57.30392464</text:p>
          </table:table-cell>
          <table:table-cell office:value-type="float" office:value="66.468589506" calcext:value-type="float">
            <text:p>66.468589506</text:p>
          </table:table-cell>
          <table:table-cell/>
          <table:table-cell table:formula="of:=([.A4]+[.B4])/2" office:value-type="float" office:value="-167.557563856" calcext:value-type="float">
            <text:p>-167.557563856</text:p>
          </table:table-cell>
          <table:table-cell table:formula="of:=([.C4]+[.D4])/2" office:value-type="float" office:value="61.886257073" calcext:value-type="float">
            <text:p>61.886257073</text:p>
          </table:table-cell>
        </table:table-row>
        <table:table-row table:style-name="ro1">
          <table:table-cell office:value-type="float" office:value="-110.846549822" calcext:value-type="float">
            <text:p>-110.846549822</text:p>
          </table:table-cell>
          <table:table-cell office:value-type="float" office:value="-100.009085508" calcext:value-type="float">
            <text:p>-100.009085508</text:p>
          </table:table-cell>
          <table:table-cell office:value-type="float" office:value="43.430176657" calcext:value-type="float">
            <text:p>43.430176657</text:p>
          </table:table-cell>
          <table:table-cell office:value-type="float" office:value="49.960642958" calcext:value-type="float">
            <text:p>49.960642958</text:p>
          </table:table-cell>
          <table:table-cell/>
          <table:table-cell table:formula="of:=([.A5]+[.B5])/2" office:value-type="float" office:value="-105.427817665" calcext:value-type="float">
            <text:p>-105.427817665</text:p>
          </table:table-cell>
          <table:table-cell table:formula="of:=([.C5]+[.D5])/2" office:value-type="float" office:value="46.6954098075" calcext:value-type="float">
            <text:p>46.6954098075</text:p>
          </table:table-cell>
        </table:table-row>
        <table:table-row table:style-name="ro1">
          <table:table-cell office:value-type="float" office:value="-104.309481166" calcext:value-type="float">
            <text:p>-104.309481166</text:p>
          </table:table-cell>
          <table:table-cell office:value-type="float" office:value="-96.017751625" calcext:value-type="float">
            <text:p>-96.017751625</text:p>
          </table:table-cell>
          <table:table-cell office:value-type="float" office:value="23.397420685" calcext:value-type="float">
            <text:p>23.397420685</text:p>
          </table:table-cell>
          <table:table-cell office:value-type="float" office:value="28.393871771" calcext:value-type="float">
            <text:p>28.393871771</text:p>
          </table:table-cell>
          <table:table-cell/>
          <table:table-cell table:formula="of:=([.A6]+[.B6])/2" office:value-type="float" office:value="-100.1636163955" calcext:value-type="float">
            <text:p>-100.1636163955</text:p>
          </table:table-cell>
          <table:table-cell table:formula="of:=([.C6]+[.D6])/2" office:value-type="float" office:value="25.895646228" calcext:value-type="float">
            <text:p>25.895646228</text:p>
          </table:table-cell>
        </table:table-row>
        <table:table-row table:style-name="ro1">
          <table:table-cell office:value-type="float" office:value="-175.886244034" calcext:value-type="float">
            <text:p>-175.886244034</text:p>
          </table:table-cell>
          <table:table-cell office:value-type="float" office:value="-154.418956963" calcext:value-type="float">
            <text:p>-154.418956963</text:p>
          </table:table-cell>
          <table:table-cell office:value-type="float" office:value="63.385583287" calcext:value-type="float">
            <text:p>63.385583287</text:p>
          </table:table-cell>
          <table:table-cell office:value-type="float" office:value="76.321394721" calcext:value-type="float">
            <text:p>76.321394721</text:p>
          </table:table-cell>
          <table:table-cell/>
          <table:table-cell table:formula="of:=([.A7]+[.B7])/2" office:value-type="float" office:value="-165.1526004985" calcext:value-type="float">
            <text:p>-165.1526004985</text:p>
          </table:table-cell>
          <table:table-cell table:formula="of:=([.C7]+[.D7])/2" office:value-type="float" office:value="69.853489004" calcext:value-type="float">
            <text:p>69.853489004</text:p>
          </table:table-cell>
        </table:table-row>
        <table:table-row table:style-name="ro1">
          <table:table-cell office:value-type="float" office:value="-83.014210663" calcext:value-type="float">
            <text:p>-83.014210663</text:p>
          </table:table-cell>
          <table:table-cell office:value-type="float" office:value="-74.664076094" calcext:value-type="float">
            <text:p>-74.664076094</text:p>
          </table:table-cell>
          <table:table-cell office:value-type="float" office:value="31.379893632" calcext:value-type="float">
            <text:p>31.379893632</text:p>
          </table:table-cell>
          <table:table-cell office:value-type="float" office:value="36.411538566" calcext:value-type="float">
            <text:p>36.411538566</text:p>
          </table:table-cell>
          <table:table-cell/>
          <table:table-cell table:formula="of:=([.A8]+[.B8])/2" office:value-type="float" office:value="-78.8391433785" calcext:value-type="float">
            <text:p>-78.8391433785</text:p>
          </table:table-cell>
          <table:table-cell table:formula="of:=([.C8]+[.D8])/2" office:value-type="float" office:value="33.895716099" calcext:value-type="float">
            <text:p>33.895716099</text:p>
          </table:table-cell>
        </table:table-row>
        <table:table-row table:style-name="ro1">
          <table:table-cell office:value-type="float" office:value="-110.412189803" calcext:value-type="float">
            <text:p>-110.412189803</text:p>
          </table:table-cell>
          <table:table-cell office:value-type="float" office:value="-100.378593545" calcext:value-type="float">
            <text:p>-100.378593545</text:p>
          </table:table-cell>
          <table:table-cell office:value-type="float" office:value="39.177464971" calcext:value-type="float">
            <text:p>39.177464971</text:p>
          </table:table-cell>
          <table:table-cell office:value-type="float" office:value="45.223534452" calcext:value-type="float">
            <text:p>45.223534452</text:p>
          </table:table-cell>
          <table:table-cell/>
          <table:table-cell table:formula="of:=([.A9]+[.B9])/2" office:value-type="float" office:value="-105.395391674" calcext:value-type="float">
            <text:p>-105.395391674</text:p>
          </table:table-cell>
          <table:table-cell table:formula="of:=([.C9]+[.D9])/2" office:value-type="float" office:value="42.2004997115" calcext:value-type="float">
            <text:p>42.2004997115</text:p>
          </table:table-cell>
        </table:table-row>
        <table:table-row table:style-name="ro1">
          <table:table-cell office:value-type="float" office:value="-94.417548626" calcext:value-type="float">
            <text:p>-94.417548626</text:p>
          </table:table-cell>
          <table:table-cell office:value-type="float" office:value="-84.379640362" calcext:value-type="float">
            <text:p>-84.379640362</text:p>
          </table:table-cell>
          <table:table-cell office:value-type="float" office:value="39.155678348" calcext:value-type="float">
            <text:p>39.155678348</text:p>
          </table:table-cell>
          <table:table-cell office:value-type="float" office:value="45.204346168" calcext:value-type="float">
            <text:p>45.204346168</text:p>
          </table:table-cell>
          <table:table-cell/>
          <table:table-cell table:formula="of:=([.A10]+[.B10])/2" office:value-type="float" office:value="-89.398594494" calcext:value-type="float">
            <text:p>-89.398594494</text:p>
          </table:table-cell>
          <table:table-cell table:formula="of:=([.C10]+[.D10])/2" office:value-type="float" office:value="42.180012258" calcext:value-type="float">
            <text:p>42.180012258</text:p>
          </table:table-cell>
        </table:table-row>
        <table:table-row table:style-name="ro1">
          <table:table-cell office:value-type="float" office:value="-86.835430477" calcext:value-type="float">
            <text:p>-86.835430477</text:p>
          </table:table-cell>
          <table:table-cell office:value-type="float" office:value="-77.489561185" calcext:value-type="float">
            <text:p>-77.489561185</text:p>
          </table:table-cell>
          <table:table-cell office:value-type="float" office:value="35.079310094" calcext:value-type="float">
            <text:p>35.079310094</text:p>
          </table:table-cell>
          <table:table-cell office:value-type="float" office:value="40.710967344" calcext:value-type="float">
            <text:p>40.710967344</text:p>
          </table:table-cell>
          <table:table-cell/>
          <table:table-cell table:formula="of:=([.A11]+[.B11])/2" office:value-type="float" office:value="-82.162495831" calcext:value-type="float">
            <text:p>-82.162495831</text:p>
          </table:table-cell>
          <table:table-cell table:formula="of:=([.C11]+[.D11])/2" office:value-type="float" office:value="37.895138719" calcext:value-type="float">
            <text:p>37.895138719</text:p>
          </table:table-cell>
        </table:table-row>
        <table:table-row table:style-name="ro1">
          <table:table-cell office:value-type="float" office:value="-165.64046805" calcext:value-type="float">
            <text:p>-165.64046805</text:p>
          </table:table-cell>
          <table:table-cell office:value-type="float" office:value="-153.800561831" calcext:value-type="float">
            <text:p>-153.800561831</text:p>
          </table:table-cell>
          <table:table-cell office:value-type="float" office:value="51.435855546" calcext:value-type="float">
            <text:p>51.435855546</text:p>
          </table:table-cell>
          <table:table-cell office:value-type="float" office:value="58.570375794" calcext:value-type="float">
            <text:p>58.570375794</text:p>
          </table:table-cell>
          <table:table-cell/>
          <table:table-cell table:formula="of:=([.A12]+[.B12])/2" office:value-type="float" office:value="-159.7205149405" calcext:value-type="float">
            <text:p>-159.7205149405</text:p>
          </table:table-cell>
          <table:table-cell table:formula="of:=([.C12]+[.D12])/2" office:value-type="float" office:value="55.00311567" calcext:value-type="float">
            <text:p>55.00311567</text:p>
          </table:table-cell>
        </table:table-row>
        <table:table-row table:style-name="ro1">
          <table:table-cell office:value-type="float" office:value="-103.442188585" calcext:value-type="float">
            <text:p>-103.442188585</text:p>
          </table:table-cell>
          <table:table-cell office:value-type="float" office:value="-94.553891163" calcext:value-type="float">
            <text:p>-94.553891163</text:p>
          </table:table-cell>
          <table:table-cell office:value-type="float" office:value="31.22254598" calcext:value-type="float">
            <text:p>31.22254598</text:p>
          </table:table-cell>
          <table:table-cell office:value-type="float" office:value="36.578478429" calcext:value-type="float">
            <text:p>36.578478429</text:p>
          </table:table-cell>
          <table:table-cell/>
          <table:table-cell table:formula="of:=([.A13]+[.B13])/2" office:value-type="float" office:value="-98.998039874" calcext:value-type="float">
            <text:p>-98.998039874</text:p>
          </table:table-cell>
          <table:table-cell table:formula="of:=([.C13]+[.D13])/2" office:value-type="float" office:value="33.9005122045" calcext:value-type="float">
            <text:p>33.9005122045</text:p>
          </table:table-cell>
        </table:table-row>
        <table:table-row table:style-name="ro1">
          <table:table-cell office:value-type="float" office:value="-148.080316088" calcext:value-type="float">
            <text:p>-148.080316088</text:p>
          </table:table-cell>
          <table:table-cell office:value-type="float" office:value="-130.289974713" calcext:value-type="float">
            <text:p>-130.289974713</text:p>
          </table:table-cell>
          <table:table-cell office:value-type="float" office:value="60.505909142" calcext:value-type="float">
            <text:p>60.505909142</text:p>
          </table:table-cell>
          <table:table-cell office:value-type="float" office:value="71.226057459" calcext:value-type="float">
            <text:p>71.226057459</text:p>
          </table:table-cell>
          <table:table-cell/>
          <table:table-cell table:formula="of:=([.A14]+[.B14])/2" office:value-type="float" office:value="-139.1851454005" calcext:value-type="float">
            <text:p>-139.1851454005</text:p>
          </table:table-cell>
          <table:table-cell table:formula="of:=([.C14]+[.D14])/2" office:value-type="float" office:value="65.8659833005" calcext:value-type="float">
            <text:p>65.8659833005</text:p>
          </table:table-cell>
        </table:table-row>
        <table:table-row table:style-name="ro1">
          <table:table-cell office:value-type="float" office:value="-112.16042619" calcext:value-type="float">
            <text:p>-112.16042619</text:p>
          </table:table-cell>
          <table:table-cell office:value-type="float" office:value="-103.503793274" calcext:value-type="float">
            <text:p>-103.503793274</text:p>
          </table:table-cell>
          <table:table-cell office:value-type="float" office:value="35.116580818" calcext:value-type="float">
            <text:p>35.116580818</text:p>
          </table:table-cell>
          <table:table-cell office:value-type="float" office:value="40.332916292" calcext:value-type="float">
            <text:p>40.332916292</text:p>
          </table:table-cell>
          <table:table-cell/>
          <table:table-cell table:formula="of:=([.A15]+[.B15])/2" office:value-type="float" office:value="-107.832109732" calcext:value-type="float">
            <text:p>-107.832109732</text:p>
          </table:table-cell>
          <table:table-cell table:formula="of:=([.C15]+[.D15])/2" office:value-type="float" office:value="37.724748555" calcext:value-type="float">
            <text:p>37.724748555</text:p>
          </table:table-cell>
        </table:table-row>
        <table:table-row table:style-name="ro1">
          <table:table-cell office:value-type="float" office:value="-86.382007341" calcext:value-type="float">
            <text:p>-86.382007341</text:p>
          </table:table-cell>
          <table:table-cell office:value-type="float" office:value="-76.401019988" calcext:value-type="float">
            <text:p>-76.401019988</text:p>
          </table:table-cell>
          <table:table-cell office:value-type="float" office:value="38.859340735" calcext:value-type="float">
            <text:p>38.859340735</text:p>
          </table:table-cell>
          <table:table-cell office:value-type="float" office:value="44.873709011" calcext:value-type="float">
            <text:p>44.873709011</text:p>
          </table:table-cell>
          <table:table-cell/>
          <table:table-cell table:formula="of:=([.A16]+[.B16])/2" office:value-type="float" office:value="-81.3915136645" calcext:value-type="float">
            <text:p>-81.3915136645</text:p>
          </table:table-cell>
          <table:table-cell table:formula="of:=([.C16]+[.D16])/2" office:value-type="float" office:value="41.866524873" calcext:value-type="float">
            <text:p>41.866524873</text:p>
          </table:table-cell>
        </table:table-row>
        <table:table-row table:style-name="ro1">
          <table:table-cell office:value-type="float" office:value="-174.654605248" calcext:value-type="float">
            <text:p>-174.654605248</text:p>
          </table:table-cell>
          <table:table-cell office:value-type="float" office:value="-162.79405185" calcext:value-type="float">
            <text:p>-162.79405185</text:p>
          </table:table-cell>
          <table:table-cell office:value-type="float" office:value="50.275421519" calcext:value-type="float">
            <text:p>50.275421519</text:p>
          </table:table-cell>
          <table:table-cell office:value-type="float" office:value="57.422383394" calcext:value-type="float">
            <text:p>57.422383394</text:p>
          </table:table-cell>
          <table:table-cell/>
          <table:table-cell table:formula="of:=([.A17]+[.B17])/2" office:value-type="float" office:value="-168.724328549" calcext:value-type="float">
            <text:p>-168.724328549</text:p>
          </table:table-cell>
          <table:table-cell table:formula="of:=([.C17]+[.D17])/2" office:value-type="float" office:value="53.8489024565" calcext:value-type="float">
            <text:p>53.8489024565</text:p>
          </table:table-cell>
        </table:table-row>
        <table:table-row table:style-name="ro1">
          <table:table-cell office:value-type="float" office:value="-110.290448077" calcext:value-type="float">
            <text:p>-110.290448077</text:p>
          </table:table-cell>
          <table:table-cell office:value-type="float" office:value="-102.020886684" calcext:value-type="float">
            <text:p>-102.020886684</text:p>
          </table:table-cell>
          <table:table-cell office:value-type="float" office:value="27.407785948" calcext:value-type="float">
            <text:p>27.407785948</text:p>
          </table:table-cell>
          <table:table-cell office:value-type="float" office:value="32.390878896" calcext:value-type="float">
            <text:p>32.390878896</text:p>
          </table:table-cell>
          <table:table-cell/>
          <table:table-cell table:formula="of:=([.A18]+[.B18])/2" office:value-type="float" office:value="-106.1556673805" calcext:value-type="float">
            <text:p>-106.1556673805</text:p>
          </table:table-cell>
          <table:table-cell table:formula="of:=([.C18]+[.D18])/2" office:value-type="float" office:value="29.899332422" calcext:value-type="float">
            <text:p>29.899332422</text:p>
          </table:table-cell>
        </table:table-row>
        <table:table-row table:style-name="ro1">
          <table:table-cell office:value-type="float" office:value="-161.133198079" calcext:value-type="float">
            <text:p>-161.133198079</text:p>
          </table:table-cell>
          <table:table-cell office:value-type="float" office:value="-143.274380794" calcext:value-type="float">
            <text:p>-143.274380794</text:p>
          </table:table-cell>
          <table:table-cell office:value-type="float" office:value="60.497334291" calcext:value-type="float">
            <text:p>60.497334291</text:p>
          </table:table-cell>
          <table:table-cell office:value-type="float" office:value="71.258744994" calcext:value-type="float">
            <text:p>71.258744994</text:p>
          </table:table-cell>
          <table:table-cell/>
          <table:table-cell table:formula="of:=([.A19]+[.B19])/2" office:value-type="float" office:value="-152.2037894365" calcext:value-type="float">
            <text:p>-152.2037894365</text:p>
          </table:table-cell>
          <table:table-cell table:formula="of:=([.C19]+[.D19])/2" office:value-type="float" office:value="65.8780396425" calcext:value-type="float">
            <text:p>65.8780396425</text:p>
          </table:table-cell>
        </table:table-row>
        <table:table-row table:style-name="ro1">
          <table:table-cell office:value-type="float" office:value="-114.601595003" calcext:value-type="float">
            <text:p>-114.601595003</text:p>
          </table:table-cell>
          <table:table-cell office:value-type="float" office:value="-111.197838334" calcext:value-type="float">
            <text:p>-111.197838334</text:p>
          </table:table-cell>
          <table:table-cell office:value-type="float" office:value="35.145294363" calcext:value-type="float">
            <text:p>35.145294363</text:p>
          </table:table-cell>
          <table:table-cell office:value-type="float" office:value="37.196338554" calcext:value-type="float">
            <text:p>37.196338554</text:p>
          </table:table-cell>
          <table:table-cell/>
          <table:table-cell table:formula="of:=([.A20]+[.B20])/2" office:value-type="float" office:value="-112.8997166685" calcext:value-type="float">
            <text:p>-112.8997166685</text:p>
          </table:table-cell>
          <table:table-cell table:formula="of:=([.C20]+[.D20])/2" office:value-type="float" office:value="36.1708164585" calcext:value-type="float">
            <text:p>36.1708164585</text:p>
          </table:table-cell>
        </table:table-row>
        <table:table-row table:style-name="ro1">
          <table:table-cell office:value-type="float" office:value="-114.958733499" calcext:value-type="float">
            <text:p>-114.958733499</text:p>
          </table:table-cell>
          <table:table-cell office:value-type="float" office:value="-111.191893704" calcext:value-type="float">
            <text:p>-111.191893704</text:p>
          </table:table-cell>
          <table:table-cell office:value-type="float" office:value="35.033671802" calcext:value-type="float">
            <text:p>35.033671802</text:p>
          </table:table-cell>
          <table:table-cell office:value-type="float" office:value="37.303503529" calcext:value-type="float">
            <text:p>37.303503529</text:p>
          </table:table-cell>
          <table:table-cell/>
          <table:table-cell table:formula="of:=([.A21]+[.B21])/2" office:value-type="float" office:value="-113.0753136015" calcext:value-type="float">
            <text:p>-113.0753136015</text:p>
          </table:table-cell>
          <table:table-cell table:formula="of:=([.C21]+[.D21])/2" office:value-type="float" office:value="36.1685876655" calcext:value-type="float">
            <text:p>36.1685876655</text:p>
          </table:table-cell>
        </table:table-row>
        <table:table-row table:style-name="ro1">
          <table:table-cell office:value-type="float" office:value="-118.846904679" calcext:value-type="float">
            <text:p>-118.846904679</text:p>
          </table:table-cell>
          <table:table-cell office:value-type="float" office:value="-108.008541389" calcext:value-type="float">
            <text:p>-108.008541389</text:p>
          </table:table-cell>
          <table:table-cell office:value-type="float" office:value="43.409551447" calcext:value-type="float">
            <text:p>43.409551447</text:p>
          </table:table-cell>
          <table:table-cell office:value-type="float" office:value="49.940559455" calcext:value-type="float">
            <text:p>49.940559455</text:p>
          </table:table-cell>
          <table:table-cell/>
          <table:table-cell table:formula="of:=([.A22]+[.B22])/2" office:value-type="float" office:value="-113.427723034" calcext:value-type="float">
            <text:p>-113.427723034</text:p>
          </table:table-cell>
          <table:table-cell table:formula="of:=([.C22]+[.D22])/2" office:value-type="float" office:value="46.675055451" calcext:value-type="float">
            <text:p>46.675055451</text:p>
          </table:table-cell>
        </table:table-row>
        <table:table-row table:style-name="ro1">
          <table:table-cell office:value-type="float" office:value="-94.780086624" calcext:value-type="float">
            <text:p>-94.780086624</text:p>
          </table:table-cell>
          <table:table-cell office:value-type="float" office:value="-84.058907534" calcext:value-type="float">
            <text:p>-84.058907534</text:p>
          </table:table-cell>
          <table:table-cell office:value-type="float" office:value="42.78668329" calcext:value-type="float">
            <text:p>42.78668329</text:p>
          </table:table-cell>
          <table:table-cell office:value-type="float" office:value="49.24707815" calcext:value-type="float">
            <text:p>49.24707815</text:p>
          </table:table-cell>
          <table:table-cell/>
          <table:table-cell table:formula="of:=([.A23]+[.B23])/2" office:value-type="float" office:value="-89.419497079" calcext:value-type="float">
            <text:p>-89.419497079</text:p>
          </table:table-cell>
          <table:table-cell table:formula="of:=([.C23]+[.D23])/2" office:value-type="float" office:value="46.01688072" calcext:value-type="float">
            <text:p>46.01688072</text:p>
          </table:table-cell>
        </table:table-row>
        <table:table-row table:style-name="ro1">
          <table:table-cell office:value-type="float" office:value="-70.299897758" calcext:value-type="float">
            <text:p>-70.299897758</text:p>
          </table:table-cell>
          <table:table-cell office:value-type="float" office:value="-60.38537056" calcext:value-type="float">
            <text:p>-60.38537056</text:p>
          </table:table-cell>
          <table:table-cell office:value-type="float" office:value="42.906328943" calcext:value-type="float">
            <text:p>42.906328943</text:p>
          </table:table-cell>
          <table:table-cell office:value-type="float" office:value="48.880649492" calcext:value-type="float">
            <text:p>48.880649492</text:p>
          </table:table-cell>
          <table:table-cell/>
          <table:table-cell table:formula="of:=([.A24]+[.B24])/2" office:value-type="float" office:value="-65.342634159" calcext:value-type="float">
            <text:p>-65.342634159</text:p>
          </table:table-cell>
          <table:table-cell table:formula="of:=([.C24]+[.D24])/2" office:value-type="float" office:value="45.8934892175" calcext:value-type="float">
            <text:p>45.8934892175</text:p>
          </table:table-cell>
        </table:table-row>
        <table:table-row table:style-name="ro1">
          <table:table-cell office:value-type="float" office:value="-163.056602029" calcext:value-type="float">
            <text:p>-163.056602029</text:p>
          </table:table-cell>
          <table:table-cell office:value-type="float" office:value="-152.062006189" calcext:value-type="float">
            <text:p>-152.062006189</text:p>
          </table:table-cell>
          <table:table-cell office:value-type="float" office:value="17.551916671" calcext:value-type="float">
            <text:p>17.551916671</text:p>
          </table:table-cell>
          <table:table-cell office:value-type="float" office:value="24.177067679" calcext:value-type="float">
            <text:p>24.177067679</text:p>
          </table:table-cell>
          <table:table-cell/>
          <table:table-cell table:formula="of:=([.A25]+[.B25])/2" office:value-type="float" office:value="-157.559304109" calcext:value-type="float">
            <text:p>-157.559304109</text:p>
          </table:table-cell>
          <table:table-cell table:formula="of:=([.C25]+[.D25])/2" office:value-type="float" office:value="20.864492175" calcext:value-type="float">
            <text:p>20.864492175</text:p>
          </table:table-cell>
        </table:table-row>
        <table:table-row table:style-name="ro1">
          <table:table-cell office:value-type="float" office:value="-158.697318015" calcext:value-type="float">
            <text:p>-158.697318015</text:p>
          </table:table-cell>
          <table:table-cell office:value-type="float" office:value="-157.154987678" calcext:value-type="float">
            <text:p>-157.154987678</text:p>
          </table:table-cell>
          <table:table-cell office:value-type="float" office:value="20.712523881" calcext:value-type="float">
            <text:p>20.712523881</text:p>
          </table:table-cell>
          <table:table-cell office:value-type="float" office:value="21.641905146" calcext:value-type="float">
            <text:p>21.641905146</text:p>
          </table:table-cell>
          <table:table-cell/>
          <table:table-cell table:formula="of:=([.A26]+[.B26])/2" office:value-type="float" office:value="-157.9261528465" calcext:value-type="float">
            <text:p>-157.9261528465</text:p>
          </table:table-cell>
          <table:table-cell table:formula="of:=([.C26]+[.D26])/2" office:value-type="float" office:value="21.1772145135" calcext:value-type="float">
            <text:p>21.1772145135</text:p>
          </table:table-cell>
        </table:table-row>
        <table:table-row table:style-name="ro1">
          <table:table-cell office:value-type="float" office:value="-98.266810467" calcext:value-type="float">
            <text:p>-98.266810467</text:p>
          </table:table-cell>
          <table:table-cell office:value-type="float" office:value="-90.046872383" calcext:value-type="float">
            <text:p>-90.046872383</text:p>
          </table:table-cell>
          <table:table-cell office:value-type="float" office:value="27.439409023" calcext:value-type="float">
            <text:p>27.439409023</text:p>
          </table:table-cell>
          <table:table-cell office:value-type="float" office:value="32.392599834" calcext:value-type="float">
            <text:p>32.392599834</text:p>
          </table:table-cell>
          <table:table-cell/>
          <table:table-cell table:formula="of:=([.A27]+[.B27])/2" office:value-type="float" office:value="-94.156841425" calcext:value-type="float">
            <text:p>-94.156841425</text:p>
          </table:table-cell>
          <table:table-cell table:formula="of:=([.C27]+[.D27])/2" office:value-type="float" office:value="29.9160044285" calcext:value-type="float">
            <text:p>29.9160044285</text:p>
          </table:table-cell>
        </table:table-row>
        <table:table-row table:style-name="ro1">
          <table:table-cell office:value-type="float" office:value="-86.332455815" calcext:value-type="float">
            <text:p>-86.332455815</text:p>
          </table:table-cell>
          <table:table-cell office:value-type="float" office:value="-77.982970205" calcext:value-type="float">
            <text:p>-77.982970205</text:p>
          </table:table-cell>
          <table:table-cell office:value-type="float" office:value="27.365493069" calcext:value-type="float">
            <text:p>27.365493069</text:p>
          </table:table-cell>
          <table:table-cell office:value-type="float" office:value="32.396746952" calcext:value-type="float">
            <text:p>32.396746952</text:p>
          </table:table-cell>
          <table:table-cell/>
          <table:table-cell table:formula="of:=([.A28]+[.B28])/2" office:value-type="float" office:value="-82.15771301" calcext:value-type="float">
            <text:p>-82.15771301</text:p>
          </table:table-cell>
          <table:table-cell table:formula="of:=([.C28]+[.D28])/2" office:value-type="float" office:value="29.8811200105" calcext:value-type="float">
            <text:p>29.8811200105</text:p>
          </table:table-cell>
        </table:table-row>
        <table:table-row table:style-name="ro1">
          <table:table-cell office:value-type="float" office:value="-142.677219059" calcext:value-type="float">
            <text:p>-142.677219059</text:p>
          </table:table-cell>
          <table:table-cell office:value-type="float" office:value="-129.386133532" calcext:value-type="float">
            <text:p>-129.386133532</text:p>
          </table:table-cell>
          <table:table-cell office:value-type="float" office:value="53.859467672" calcext:value-type="float">
            <text:p>53.859467672</text:p>
          </table:table-cell>
          <table:table-cell office:value-type="float" office:value="61.868443169" calcext:value-type="float">
            <text:p>61.868443169</text:p>
          </table:table-cell>
          <table:table-cell/>
          <table:table-cell table:formula="of:=([.A29]+[.B29])/2" office:value-type="float" office:value="-136.0316762955" calcext:value-type="float">
            <text:p>-136.0316762955</text:p>
          </table:table-cell>
          <table:table-cell table:formula="of:=([.C29]+[.D29])/2" office:value-type="float" office:value="57.8639554205" calcext:value-type="float">
            <text:p>57.8639554205</text:p>
          </table:table-cell>
        </table:table-row>
        <table:table-row table:style-name="ro1">
          <table:table-cell office:value-type="float" office:value="-98.162375911" calcext:value-type="float">
            <text:p>-98.162375911</text:p>
          </table:table-cell>
          <table:table-cell office:value-type="float" office:value="-89.50478419" calcext:value-type="float">
            <text:p>-89.50478419</text:p>
          </table:table-cell>
          <table:table-cell office:value-type="float" office:value="35.285053197" calcext:value-type="float">
            <text:p>35.285053197</text:p>
          </table:table-cell>
          <table:table-cell office:value-type="float" office:value="40.50196643" calcext:value-type="float">
            <text:p>40.50196643</text:p>
          </table:table-cell>
          <table:table-cell/>
          <table:table-cell table:formula="of:=([.A30]+[.B30])/2" office:value-type="float" office:value="-93.8335800505" calcext:value-type="float">
            <text:p>-93.8335800505</text:p>
          </table:table-cell>
          <table:table-cell table:formula="of:=([.C30]+[.D30])/2" office:value-type="float" office:value="37.8935098135" calcext:value-type="float">
            <text:p>37.8935098135</text:p>
          </table:table-cell>
        </table:table-row>
        <table:table-row table:style-name="ro1">
          <table:table-cell office:value-type="float" office:value="-140.775390811" calcext:value-type="float">
            <text:p>-140.775390811</text:p>
          </table:table-cell>
          <table:table-cell office:value-type="float" office:value="-128.958259806" calcext:value-type="float">
            <text:p>-128.958259806</text:p>
          </table:table-cell>
          <table:table-cell office:value-type="float" office:value="50.302077173" calcext:value-type="float">
            <text:p>50.302077173</text:p>
          </table:table-cell>
          <table:table-cell office:value-type="float" office:value="57.422873474" calcext:value-type="float">
            <text:p>57.422873474</text:p>
          </table:table-cell>
          <table:table-cell/>
          <table:table-cell table:formula="of:=([.A31]+[.B31])/2" office:value-type="float" office:value="-134.8668253085" calcext:value-type="float">
            <text:p>-134.8668253085</text:p>
          </table:table-cell>
          <table:table-cell table:formula="of:=([.C31]+[.D31])/2" office:value-type="float" office:value="53.8624753235" calcext:value-type="float">
            <text:p>53.8624753235</text:p>
          </table:table-cell>
        </table:table-row>
        <table:table-row table:style-name="ro1">
          <table:table-cell office:value-type="float" office:value="-126.413869153" calcext:value-type="float">
            <text:p>-126.413869153</text:p>
          </table:table-cell>
          <table:table-cell office:value-type="float" office:value="-116.385585621" calcext:value-type="float">
            <text:p>-116.385585621</text:p>
          </table:table-cell>
          <table:table-cell office:value-type="float" office:value="39.171790513" calcext:value-type="float">
            <text:p>39.171790513</text:p>
          </table:table-cell>
          <table:table-cell office:value-type="float" office:value="45.214658639" calcext:value-type="float">
            <text:p>45.214658639</text:p>
          </table:table-cell>
          <table:table-cell/>
          <table:table-cell table:formula="of:=([.A32]+[.B32])/2" office:value-type="float" office:value="-121.399727387" calcext:value-type="float">
            <text:p>-121.399727387</text:p>
          </table:table-cell>
          <table:table-cell table:formula="of:=([.C32]+[.D32])/2" office:value-type="float" office:value="42.193224576" calcext:value-type="float">
            <text:p>42.193224576</text:p>
          </table:table-cell>
        </table:table-row>
        <table:table-row table:style-name="ro1">
          <table:table-cell office:value-type="float" office:value="-163.699334961" calcext:value-type="float">
            <text:p>-163.699334961</text:p>
          </table:table-cell>
          <table:table-cell office:value-type="float" office:value="-150.37892662" calcext:value-type="float">
            <text:p>-150.37892662</text:p>
          </table:table-cell>
          <table:table-cell office:value-type="float" office:value="53.862195233" calcext:value-type="float">
            <text:p>53.862195233</text:p>
          </table:table-cell>
          <table:table-cell office:value-type="float" office:value="61.888840144" calcext:value-type="float">
            <text:p>61.888840144</text:p>
          </table:table-cell>
          <table:table-cell/>
          <table:table-cell table:formula="of:=([.A33]+[.B33])/2" office:value-type="float" office:value="-157.0391307905" calcext:value-type="float">
            <text:p>-157.0391307905</text:p>
          </table:table-cell>
          <table:table-cell table:formula="of:=([.C33]+[.D33])/2" office:value-type="float" office:value="57.8755176885" calcext:value-type="float">
            <text:p>57.8755176885</text:p>
          </table:table-cell>
        </table:table-row>
        <table:table-row table:style-name="ro1">
          <table:table-cell office:value-type="float" office:value="-86.763824639" calcext:value-type="float">
            <text:p>-86.763824639</text:p>
          </table:table-cell>
          <table:table-cell office:value-type="float" office:value="-76.073096376" calcext:value-type="float">
            <text:p>-76.073096376</text:p>
          </table:table-cell>
          <table:table-cell office:value-type="float" office:value="42.683408005" calcext:value-type="float">
            <text:p>42.683408005</text:p>
          </table:table-cell>
          <table:table-cell office:value-type="float" office:value="49.125453729" calcext:value-type="float">
            <text:p>49.125453729</text:p>
          </table:table-cell>
          <table:table-cell/>
          <table:table-cell table:formula="of:=([.A34]+[.B34])/2" office:value-type="float" office:value="-81.4184605075" calcext:value-type="float">
            <text:p>-81.4184605075</text:p>
          </table:table-cell>
          <table:table-cell table:formula="of:=([.C34]+[.D34])/2" office:value-type="float" office:value="45.904430867" calcext:value-type="float">
            <text:p>45.904430867</text:p>
          </table:table-cell>
        </table:table-row>
        <table:table-row table:style-name="ro1">
          <table:table-cell office:value-type="float" office:value="-119.765120218" calcext:value-type="float">
            <text:p>-119.765120218</text:p>
          </table:table-cell>
          <table:table-cell office:value-type="float" office:value="-110.478547403" calcext:value-type="float">
            <text:p>-110.478547403</text:p>
          </table:table-cell>
          <table:table-cell office:value-type="float" office:value="34.932641364" calcext:value-type="float">
            <text:p>34.932641364</text:p>
          </table:table-cell>
          <table:table-cell office:value-type="float" office:value="40.528567594" calcext:value-type="float">
            <text:p>40.528567594</text:p>
          </table:table-cell>
          <table:table-cell/>
          <table:table-cell table:formula="of:=([.A35]+[.B35])/2" office:value-type="float" office:value="-115.1218338105" calcext:value-type="float">
            <text:p>-115.1218338105</text:p>
          </table:table-cell>
          <table:table-cell table:formula="of:=([.C35]+[.D35])/2" office:value-type="float" office:value="37.730604479" calcext:value-type="float">
            <text:p>37.730604479</text:p>
          </table:table-cell>
        </table:table-row>
        <table:table-row table:style-name="ro1">
          <table:table-cell office:value-type="float" office:value="-122.612884797" calcext:value-type="float">
            <text:p>-122.612884797</text:p>
          </table:table-cell>
          <table:table-cell office:value-type="float" office:value="-114.291094285" calcext:value-type="float">
            <text:p>-114.291094285</text:p>
          </table:table-cell>
          <table:table-cell office:value-type="float" office:value="31.777183365" calcext:value-type="float">
            <text:p>31.777183365</text:p>
          </table:table-cell>
          <table:table-cell office:value-type="float" office:value="36.791748667" calcext:value-type="float">
            <text:p>36.791748667</text:p>
          </table:table-cell>
          <table:table-cell/>
          <table:table-cell table:formula="of:=([.A36]+[.B36])/2" office:value-type="float" office:value="-118.451989541" calcext:value-type="float">
            <text:p>-118.451989541</text:p>
          </table:table-cell>
          <table:table-cell table:formula="of:=([.C36]+[.D36])/2" office:value-type="float" office:value="34.284466016" calcext:value-type="float">
            <text:p>34.284466016</text:p>
          </table:table-cell>
        </table:table-row>
        <table:table-row table:style-name="ro1">
          <table:table-cell office:value-type="float" office:value="142.729220122" calcext:value-type="float">
            <text:p>142.729220122</text:p>
          </table:table-cell>
          <table:table-cell office:value-type="float" office:value="146.885222413" calcext:value-type="float">
            <text:p>146.885222413</text:p>
          </table:table-cell>
          <table:table-cell office:value-type="float" office:value="12.986068858" calcext:value-type="float">
            <text:p>12.986068858</text:p>
          </table:table-cell>
          <table:table-cell office:value-type="float" office:value="15.490403093" calcext:value-type="float">
            <text:p>15.490403093</text:p>
          </table:table-cell>
          <table:table-cell/>
          <table:table-cell table:formula="of:=([.A37]+[.B37])/2" office:value-type="float" office:value="144.8072212675" calcext:value-type="float">
            <text:p>144.8072212675</text:p>
          </table:table-cell>
          <table:table-cell table:formula="of:=([.C37]+[.D37])/2" office:value-type="float" office:value="14.2382359755" calcext:value-type="float">
            <text:p>14.2382359755</text:p>
          </table:table-cell>
        </table:table-row>
        <table:table-row table:style-name="ro1">
          <table:table-cell office:value-type="float" office:value="-164.581230065" calcext:value-type="float">
            <text:p>-164.581230065</text:p>
          </table:table-cell>
          <table:table-cell office:value-type="float" office:value="-149.534383483" calcext:value-type="float">
            <text:p>-149.534383483</text:p>
          </table:table-cell>
          <table:table-cell office:value-type="float" office:value="57.321045069" calcext:value-type="float">
            <text:p>57.321045069</text:p>
          </table:table-cell>
          <table:table-cell office:value-type="float" office:value="66.388011446" calcext:value-type="float">
            <text:p>66.388011446</text:p>
          </table:table-cell>
          <table:table-cell/>
          <table:table-cell table:formula="of:=([.A38]+[.B38])/2" office:value-type="float" office:value="-157.057806774" calcext:value-type="float">
            <text:p>-157.057806774</text:p>
          </table:table-cell>
          <table:table-cell table:formula="of:=([.C38]+[.D38])/2" office:value-type="float" office:value="61.8545282575" calcext:value-type="float">
            <text:p>61.8545282575</text:p>
          </table:table-cell>
        </table:table-row>
        <table:table-row table:style-name="ro1">
          <table:table-cell office:value-type="float" office:value="-96.427153377" calcext:value-type="float">
            <text:p>-96.427153377</text:p>
          </table:table-cell>
          <table:table-cell office:value-type="float" office:value="-87.551078173" calcext:value-type="float">
            <text:p>-87.551078173</text:p>
          </table:table-cell>
          <table:table-cell office:value-type="float" office:value="31.219147955" calcext:value-type="float">
            <text:p>31.219147955</text:p>
          </table:table-cell>
          <table:table-cell office:value-type="float" office:value="36.56771551" calcext:value-type="float">
            <text:p>36.56771551</text:p>
          </table:table-cell>
          <table:table-cell/>
          <table:table-cell table:formula="of:=([.A39]+[.B39])/2" office:value-type="float" office:value="-91.989115775" calcext:value-type="float">
            <text:p>-91.989115775</text:p>
          </table:table-cell>
          <table:table-cell table:formula="of:=([.C39]+[.D39])/2" office:value-type="float" office:value="33.8934317325" calcext:value-type="float">
            <text:p>33.8934317325</text:p>
          </table:table-cell>
        </table:table-row>
        <table:table-row table:style-name="ro1">
          <table:table-cell office:value-type="float" office:value="-84.200814725" calcext:value-type="float">
            <text:p>-84.200814725</text:p>
          </table:table-cell>
          <table:table-cell office:value-type="float" office:value="-75.909925462" calcext:value-type="float">
            <text:p>-75.909925462</text:p>
          </table:table-cell>
          <table:table-cell office:value-type="float" office:value="23.672194735" calcext:value-type="float">
            <text:p>23.672194735</text:p>
          </table:table-cell>
          <table:table-cell office:value-type="float" office:value="28.668139485" calcext:value-type="float">
            <text:p>28.668139485</text:p>
          </table:table-cell>
          <table:table-cell/>
          <table:table-cell table:formula="of:=([.A40]+[.B40])/2" office:value-type="float" office:value="-80.0553700935" calcext:value-type="float">
            <text:p>-80.0553700935</text:p>
          </table:table-cell>
          <table:table-cell table:formula="of:=([.C40]+[.D40])/2" office:value-type="float" office:value="26.17016711" calcext:value-type="float">
            <text:p>26.17016711</text:p>
          </table:table-cell>
        </table:table-row>
        <table:table-row table:style-name="ro1">
          <table:table-cell office:value-type="float" office:value="-78.757857683" calcext:value-type="float">
            <text:p>-78.757857683</text:p>
          </table:table-cell>
          <table:table-cell office:value-type="float" office:value="-68.057112303" calcext:value-type="float">
            <text:p>-68.057112303</text:p>
          </table:table-cell>
          <table:table-cell office:value-type="float" office:value="42.68068705" calcext:value-type="float">
            <text:p>42.68068705</text:p>
          </table:table-cell>
          <table:table-cell office:value-type="float" office:value="49.128768915" calcext:value-type="float">
            <text:p>49.128768915</text:p>
          </table:table-cell>
          <table:table-cell/>
          <table:table-cell table:formula="of:=([.A41]+[.B41])/2" office:value-type="float" office:value="-73.407484993" calcext:value-type="float">
            <text:p>-73.407484993</text:p>
          </table:table-cell>
          <table:table-cell table:formula="of:=([.C41]+[.D41])/2" office:value-type="float" office:value="45.9047279825" calcext:value-type="float">
            <text:p>45.9047279825</text:p>
          </table:table-cell>
        </table:table-row>
        <table:table-row table:style-name="ro1">
          <table:table-cell office:value-type="float" office:value="-92.318320954" calcext:value-type="float">
            <text:p>-92.318320954</text:p>
          </table:table-cell>
          <table:table-cell office:value-type="float" office:value="-84.013361641" calcext:value-type="float">
            <text:p>-84.013361641</text:p>
          </table:table-cell>
          <table:table-cell office:value-type="float" office:value="27.382893921" calcext:value-type="float">
            <text:p>27.382893921</text:p>
          </table:table-cell>
          <table:table-cell office:value-type="float" office:value="32.387317036" calcext:value-type="float">
            <text:p>32.387317036</text:p>
          </table:table-cell>
          <table:table-cell/>
          <table:table-cell table:formula="of:=([.A42]+[.B42])/2" office:value-type="float" office:value="-88.1658412975" calcext:value-type="float">
            <text:p>-88.1658412975</text:p>
          </table:table-cell>
          <table:table-cell table:formula="of:=([.C42]+[.D42])/2" office:value-type="float" office:value="29.8851054785" calcext:value-type="float">
            <text:p>29.8851054785</text:p>
          </table:table-cell>
        </table:table-row>
        <table:table-row table:style-name="ro1">
          <table:table-cell office:value-type="float" office:value="-78.373816073" calcext:value-type="float">
            <text:p>-78.373816073</text:p>
          </table:table-cell>
          <table:table-cell office:value-type="float" office:value="-68.413120267" calcext:value-type="float">
            <text:p>-68.413120267</text:p>
          </table:table-cell>
          <table:table-cell office:value-type="float" office:value="38.880053079" calcext:value-type="float">
            <text:p>38.880053079</text:p>
          </table:table-cell>
          <table:table-cell office:value-type="float" office:value="44.882194024" calcext:value-type="float">
            <text:p>44.882194024</text:p>
          </table:table-cell>
          <table:table-cell/>
          <table:table-cell table:formula="of:=([.A43]+[.B43])/2" office:value-type="float" office:value="-73.39346817" calcext:value-type="float">
            <text:p>-73.39346817</text:p>
          </table:table-cell>
          <table:table-cell table:formula="of:=([.C43]+[.D43])/2" office:value-type="float" office:value="41.8811235515" calcext:value-type="float">
            <text:p>41.8811235515</text:p>
          </table:table-cell>
        </table:table-row>
        <table:table-row table:style-name="ro1">
          <table:table-cell office:value-type="float" office:value="-174.029419383" calcext:value-type="float">
            <text:p>-174.029419383</text:p>
          </table:table-cell>
          <table:table-cell office:value-type="float" office:value="-156.214075608" calcext:value-type="float">
            <text:p>-156.214075608</text:p>
          </table:table-cell>
          <table:table-cell office:value-type="float" office:value="60.516898845" calcext:value-type="float">
            <text:p>60.516898845</text:p>
          </table:table-cell>
          <table:table-cell office:value-type="float" office:value="71.252113172" calcext:value-type="float">
            <text:p>71.252113172</text:p>
          </table:table-cell>
          <table:table-cell/>
          <table:table-cell table:formula="of:=([.A44]+[.B44])/2" office:value-type="float" office:value="-165.1217474955" calcext:value-type="float">
            <text:p>-165.1217474955</text:p>
          </table:table-cell>
          <table:table-cell table:formula="of:=([.C44]+[.D44])/2" office:value-type="float" office:value="65.8845060085" calcext:value-type="float">
            <text:p>65.8845060085</text:p>
          </table:table-cell>
        </table:table-row>
        <table:table-row table:style-name="ro1">
          <table:table-cell office:value-type="float" office:value="-102.417746159" calcext:value-type="float">
            <text:p>-102.417746159</text:p>
          </table:table-cell>
          <table:table-cell office:value-type="float" office:value="-92.382293713" calcext:value-type="float">
            <text:p>-92.382293713</text:p>
          </table:table-cell>
          <table:table-cell office:value-type="float" office:value="39.182626473" calcext:value-type="float">
            <text:p>39.182626473</text:p>
          </table:table-cell>
          <table:table-cell office:value-type="float" office:value="45.229814461" calcext:value-type="float">
            <text:p>45.229814461</text:p>
          </table:table-cell>
          <table:table-cell/>
          <table:table-cell table:formula="of:=([.A45]+[.B45])/2" office:value-type="float" office:value="-97.400019936" calcext:value-type="float">
            <text:p>-97.400019936</text:p>
          </table:table-cell>
          <table:table-cell table:formula="of:=([.C45]+[.D45])/2" office:value-type="float" office:value="42.206220467" calcext:value-type="float">
            <text:p>42.206220467</text:p>
          </table:table-cell>
        </table:table-row>
        <table:table-row table:style-name="ro1">
          <table:table-cell office:value-type="float" office:value="-117.347150584" calcext:value-type="float">
            <text:p>-117.347150584</text:p>
          </table:table-cell>
          <table:table-cell office:value-type="float" office:value="-108.514309503" calcext:value-type="float">
            <text:p>-108.514309503</text:p>
          </table:table-cell>
          <table:table-cell office:value-type="float" office:value="30.949684596" calcext:value-type="float">
            <text:p>30.949684596</text:p>
          </table:table-cell>
          <table:table-cell office:value-type="float" office:value="36.272200025" calcext:value-type="float">
            <text:p>36.272200025</text:p>
          </table:table-cell>
          <table:table-cell/>
          <table:table-cell table:formula="of:=([.A46]+[.B46])/2" office:value-type="float" office:value="-112.9307300435" calcext:value-type="float">
            <text:p>-112.9307300435</text:p>
          </table:table-cell>
          <table:table-cell table:formula="of:=([.C46]+[.D46])/2" office:value-type="float" office:value="33.6109423105" calcext:value-type="float">
            <text:p>33.6109423105</text:p>
          </table:table-cell>
        </table:table-row>
        <table:table-row table:style-name="ro1">
          <table:table-cell office:value-type="float" office:value="-160.127631343" calcext:value-type="float">
            <text:p>-160.127631343</text:p>
          </table:table-cell>
          <table:table-cell office:value-type="float" office:value="-138.614007659" calcext:value-type="float">
            <text:p>-138.614007659</text:p>
          </table:table-cell>
          <table:table-cell office:value-type="float" office:value="63.401942489" calcext:value-type="float">
            <text:p>63.401942489</text:p>
          </table:table-cell>
          <table:table-cell office:value-type="float" office:value="76.365675555" calcext:value-type="float">
            <text:p>76.365675555</text:p>
          </table:table-cell>
          <table:table-cell/>
          <table:table-cell table:formula="of:=([.A47]+[.B47])/2" office:value-type="float" office:value="-149.370819501" calcext:value-type="float">
            <text:p>-149.370819501</text:p>
          </table:table-cell>
          <table:table-cell table:formula="of:=([.C47]+[.D47])/2" office:value-type="float" office:value="69.883809022" calcext:value-type="float">
            <text:p>69.883809022</text:p>
          </table:table-cell>
        </table:table-row>
        <table:table-row table:style-name="ro1">
          <table:table-cell office:value-type="float" office:value="-118.400325211" calcext:value-type="float">
            <text:p>-118.400325211</text:p>
          </table:table-cell>
          <table:table-cell office:value-type="float" office:value="-108.379883307" calcext:value-type="float">
            <text:p>-108.379883307</text:p>
          </table:table-cell>
          <table:table-cell office:value-type="float" office:value="39.175849253" calcext:value-type="float">
            <text:p>39.175849253</text:p>
          </table:table-cell>
          <table:table-cell office:value-type="float" office:value="45.21399215" calcext:value-type="float">
            <text:p>45.21399215</text:p>
          </table:table-cell>
          <table:table-cell/>
          <table:table-cell table:formula="of:=([.A48]+[.B48])/2" office:value-type="float" office:value="-113.390104259" calcext:value-type="float">
            <text:p>-113.390104259</text:p>
          </table:table-cell>
          <table:table-cell table:formula="of:=([.C48]+[.D48])/2" office:value-type="float" office:value="42.1949207015" calcext:value-type="float">
            <text:p>42.1949207015</text:p>
          </table:table-cell>
        </table:table-row>
        <table:table-row table:style-name="ro1">
          <table:table-cell office:value-type="float" office:value="-172.963236533" calcext:value-type="float">
            <text:p>-172.963236533</text:p>
          </table:table-cell>
          <table:table-cell office:value-type="float" office:value="-169.257658283" calcext:value-type="float">
            <text:p>-169.257658283</text:p>
          </table:table-cell>
          <table:table-cell office:value-type="float" office:value="-15.089602031" calcext:value-type="float">
            <text:p>-15.089602031</text:p>
          </table:table-cell>
          <table:table-cell office:value-type="float" office:value="-12.856685439" calcext:value-type="float">
            <text:p>-12.856685439</text:p>
          </table:table-cell>
          <table:table-cell/>
          <table:table-cell table:formula="of:=([.A49]+[.B49])/2" office:value-type="float" office:value="-171.110447408" calcext:value-type="float">
            <text:p>-171.110447408</text:p>
          </table:table-cell>
          <table:table-cell table:formula="of:=([.C49]+[.D49])/2" office:value-type="float" office:value="-13.973143735" calcext:value-type="float">
            <text:p>-13.973143735</text:p>
          </table:table-cell>
        </table:table-row>
        <table:table-row table:style-name="ro1">
          <table:table-cell office:value-type="float" office:value="-104.238908185" calcext:value-type="float">
            <text:p>-104.238908185</text:p>
          </table:table-cell>
          <table:table-cell office:value-type="float" office:value="-96.008018993" calcext:value-type="float">
            <text:p>-96.008018993</text:p>
          </table:table-cell>
          <table:table-cell office:value-type="float" office:value="27.433124648" calcext:value-type="float">
            <text:p>27.433124648</text:p>
          </table:table-cell>
          <table:table-cell office:value-type="float" office:value="32.392914405" calcext:value-type="float">
            <text:p>32.392914405</text:p>
          </table:table-cell>
          <table:table-cell/>
          <table:table-cell table:formula="of:=([.A50]+[.B50])/2" office:value-type="float" office:value="-100.123463589" calcext:value-type="float">
            <text:p>-100.123463589</text:p>
          </table:table-cell>
          <table:table-cell table:formula="of:=([.C50]+[.D50])/2" office:value-type="float" office:value="29.9130195265" calcext:value-type="float">
            <text:p>29.9130195265</text:p>
          </table:table-cell>
        </table:table-row>
        <table:table-row table:style-name="ro1">
          <table:table-cell office:value-type="float" office:value="-126.154329563" calcext:value-type="float">
            <text:p>-126.154329563</text:p>
          </table:table-cell>
          <table:table-cell office:value-type="float" office:value="-117.425450963" calcext:value-type="float">
            <text:p>-117.425450963</text:p>
          </table:table-cell>
          <table:table-cell office:value-type="float" office:value="35.618308466" calcext:value-type="float">
            <text:p>35.618308466</text:p>
          </table:table-cell>
          <table:table-cell office:value-type="float" office:value="40.878177924" calcext:value-type="float">
            <text:p>40.878177924</text:p>
          </table:table-cell>
          <table:table-cell/>
          <table:table-cell table:formula="of:=([.A51]+[.B51])/2" office:value-type="float" office:value="-121.789890263" calcext:value-type="float">
            <text:p>-121.789890263</text:p>
          </table:table-cell>
          <table:table-cell table:formula="of:=([.C51]+[.D51])/2" office:value-type="float" office:value="38.248243195" calcext:value-type="float">
            <text:p>38.248243195</text:p>
          </table:table-cell>
        </table:table-row>
        <table:table-row table:style-name="ro1">
          <table:table-cell office:value-type="float" office:value="-126.838093389" calcext:value-type="float">
            <text:p>-126.838093389</text:p>
          </table:table-cell>
          <table:table-cell office:value-type="float" office:value="-116.008667973" calcext:value-type="float">
            <text:p>-116.008667973</text:p>
          </table:table-cell>
          <table:table-cell office:value-type="float" office:value="43.426615961" calcext:value-type="float">
            <text:p>43.426615961</text:p>
          </table:table-cell>
          <table:table-cell office:value-type="float" office:value="49.952238163" calcext:value-type="float">
            <text:p>49.952238163</text:p>
          </table:table-cell>
          <table:table-cell/>
          <table:table-cell table:formula="of:=([.A52]+[.B52])/2" office:value-type="float" office:value="-121.423380681" calcext:value-type="float">
            <text:p>-121.423380681</text:p>
          </table:table-cell>
          <table:table-cell table:formula="of:=([.C52]+[.D52])/2" office:value-type="float" office:value="46.689427062" calcext:value-type="float">
            <text:p>46.689427062</text:p>
          </table:table-cell>
        </table:table-row>
        <table:table-row table:style-name="ro1">
          <table:table-cell office:value-type="float" office:value="-154.523857893" calcext:value-type="float">
            <text:p>-154.523857893</text:p>
          </table:table-cell>
          <table:table-cell office:value-type="float" office:value="-139.59397418" calcext:value-type="float">
            <text:p>-139.59397418</text:p>
          </table:table-cell>
          <table:table-cell office:value-type="float" office:value="55.817142425" calcext:value-type="float">
            <text:p>55.817142425</text:p>
          </table:table-cell>
          <table:table-cell office:value-type="float" office:value="64.813629024" calcext:value-type="float">
            <text:p>64.813629024</text:p>
          </table:table-cell>
          <table:table-cell/>
          <table:table-cell table:formula="of:=([.A53]+[.B53])/2" office:value-type="float" office:value="-147.0589160365" calcext:value-type="float">
            <text:p>-147.0589160365</text:p>
          </table:table-cell>
          <table:table-cell table:formula="of:=([.C53]+[.D53])/2" office:value-type="float" office:value="60.3153857245" calcext:value-type="float">
            <text:p>60.3153857245</text:p>
          </table:table-cell>
        </table:table-row>
        <table:table-row table:style-name="ro1">
          <table:table-cell office:value-type="float" office:value="-92.871575308" calcext:value-type="float">
            <text:p>-92.871575308</text:p>
          </table:table-cell>
          <table:table-cell office:value-type="float" office:value="-83.517909918" calcext:value-type="float">
            <text:p>-83.517909918</text:p>
          </table:table-cell>
          <table:table-cell office:value-type="float" office:value="35.081192662" calcext:value-type="float">
            <text:p>35.081192662</text:p>
          </table:table-cell>
          <table:table-cell office:value-type="float" office:value="40.717547704" calcext:value-type="float">
            <text:p>40.717547704</text:p>
          </table:table-cell>
          <table:table-cell/>
          <table:table-cell table:formula="of:=([.A54]+[.B54])/2" office:value-type="float" office:value="-88.194742613" calcext:value-type="float">
            <text:p>-88.194742613</text:p>
          </table:table-cell>
          <table:table-cell table:formula="of:=([.C54]+[.D54])/2" office:value-type="float" office:value="37.899370183" calcext:value-type="float">
            <text:p>37.899370183</text:p>
          </table:table-cell>
        </table:table-row>
        <table:table-row table:style-name="ro1">
          <table:table-cell office:value-type="float" office:value="-102.866635389" calcext:value-type="float">
            <text:p>-102.866635389</text:p>
          </table:table-cell>
          <table:table-cell office:value-type="float" office:value="-92.005004626" calcext:value-type="float">
            <text:p>-92.005004626</text:p>
          </table:table-cell>
          <table:table-cell office:value-type="float" office:value="43.422682407" calcext:value-type="float">
            <text:p>43.422682407</text:p>
          </table:table-cell>
          <table:table-cell office:value-type="float" office:value="49.967710988" calcext:value-type="float">
            <text:p>49.967710988</text:p>
          </table:table-cell>
          <table:table-cell/>
          <table:table-cell table:formula="of:=([.A55]+[.B55])/2" office:value-type="float" office:value="-97.4358200075" calcext:value-type="float">
            <text:p>-97.4358200075</text:p>
          </table:table-cell>
          <table:table-cell table:formula="of:=([.C55]+[.D55])/2" office:value-type="float" office:value="46.6951966975" calcext:value-type="float">
            <text:p>46.6951966975</text:p>
          </table:table-cell>
        </table:table-row>
        <table:table-row table:style-name="ro1">
          <table:table-cell office:value-type="float" office:value="-80.155649839" calcext:value-type="float">
            <text:p>-80.155649839</text:p>
          </table:table-cell>
          <table:table-cell office:value-type="float" office:value="-71.443739682" calcext:value-type="float">
            <text:p>-71.443739682</text:p>
          </table:table-cell>
          <table:table-cell office:value-type="float" office:value="35.263821649" calcext:value-type="float">
            <text:p>35.263821649</text:p>
          </table:table-cell>
          <table:table-cell office:value-type="float" office:value="40.513466219" calcext:value-type="float">
            <text:p>40.513466219</text:p>
          </table:table-cell>
          <table:table-cell/>
          <table:table-cell table:formula="of:=([.A56]+[.B56])/2" office:value-type="float" office:value="-75.7996947605" calcext:value-type="float">
            <text:p>-75.7996947605</text:p>
          </table:table-cell>
          <table:table-cell table:formula="of:=([.C56]+[.D56])/2" office:value-type="float" office:value="37.888643934" calcext:value-type="float">
            <text:p>37.8886439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9.9999999999" calcext:value-type="float">
            <text:p>179.9999999999</text:p>
          </table:table-cell>
          <table:table-cell office:value-type="float" office:value="48.700810508" calcext:value-type="float">
            <text:p>48.700810508</text:p>
          </table:table-cell>
          <table:table-cell office:value-type="float" office:value="55.334960064" calcext:value-type="float">
            <text:p>55.334960064</text:p>
          </table:table-cell>
          <table:table-cell/>
          <table:table-cell table:formula="of:=([.A57]+[.B57])/2" office:value-type="float" office:value="178.49999999995" calcext:value-type="float">
            <text:p>178.49999999995</text:p>
          </table:table-cell>
          <table:table-cell table:formula="of:=([.C57]+[.D57])/2" office:value-type="float" office:value="52.017885286" calcext:value-type="float">
            <text:p>52.017885286</text:p>
          </table:table-cell>
        </table:table-row>
        <table:table-row table:style-name="ro1">
          <table:table-cell office:value-type="float" office:value="-179.99999999" calcext:value-type="float">
            <text:p>-179.99999999</text:p>
          </table:table-cell>
          <table:table-cell office:value-type="float" office:value="-172" calcext:value-type="float">
            <text:p>-172</text:p>
          </table:table-cell>
          <table:table-cell office:value-type="float" office:value="48.700810508" calcext:value-type="float">
            <text:p>48.700810508</text:p>
          </table:table-cell>
          <table:table-cell office:value-type="float" office:value="55.334960064" calcext:value-type="float">
            <text:p>55.334960064</text:p>
          </table:table-cell>
          <table:table-cell/>
          <table:table-cell table:formula="of:=([.A58]+[.B58])/2" office:value-type="float" office:value="-175.999999995" calcext:value-type="float">
            <text:p>-175.999999995</text:p>
          </table:table-cell>
          <table:table-cell table:formula="of:=([.C58]+[.D58])/2" office:value-type="float" office:value="52.017885286" calcext:value-type="float">
            <text:p>52.017885286</text:p>
          </table:table-cell>
        </table:table-row>
        <table:table-row table:style-name="ro1">
          <table:table-cell office:value-type="float" office:value="167.905661264" calcext:value-type="float">
            <text:p>167.905661264</text:p>
          </table:table-cell>
          <table:table-cell office:value-type="float" office:value="178.915190407" calcext:value-type="float">
            <text:p>178.915190407</text:p>
          </table:table-cell>
          <table:table-cell office:value-type="float" office:value="48.700810508" calcext:value-type="float">
            <text:p>48.700810508</text:p>
          </table:table-cell>
          <table:table-cell office:value-type="float" office:value="55.334960064" calcext:value-type="float">
            <text:p>55.334960064</text:p>
          </table:table-cell>
          <table:table-cell/>
          <table:table-cell table:formula="of:=([.A59]+[.B59])/2" office:value-type="float" office:value="173.4104258355" calcext:value-type="float">
            <text:p>173.4104258355</text:p>
          </table:table-cell>
          <table:table-cell table:formula="of:=([.C59]+[.D59])/2" office:value-type="float" office:value="52.017885286" calcext:value-type="float">
            <text:p>52.017885286</text:p>
          </table:table-cell>
        </table:table-row>
        <table:table-row table:style-name="ro1">
          <table:table-cell office:value-type="float" office:value="-105.118535098" calcext:value-type="float">
            <text:p>-105.118535098</text:p>
          </table:table-cell>
          <table:table-cell office:value-type="float" office:value="-96.418424813" calcext:value-type="float">
            <text:p>-96.418424813</text:p>
          </table:table-cell>
          <table:table-cell office:value-type="float" office:value="35.28286564" calcext:value-type="float">
            <text:p>35.28286564</text:p>
          </table:table-cell>
          <table:table-cell office:value-type="float" office:value="40.525399815" calcext:value-type="float">
            <text:p>40.525399815</text:p>
          </table:table-cell>
          <table:table-cell/>
          <table:table-cell table:formula="of:=([.A60]+[.B60])/2" office:value-type="float" office:value="-100.7684799555" calcext:value-type="float">
            <text:p>-100.7684799555</text:p>
          </table:table-cell>
          <table:table-cell table:formula="of:=([.C60]+[.D60])/2" office:value-type="float" office:value="37.9041327275" calcext:value-type="float">
            <text:p>37.9041327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9:53:37.483316537</meta:creation-date>
    <dc:date>2023-08-10T21:16:01.454699002</dc:date>
    <meta:editing-duration>PT1H22M25S</meta:editing-duration>
    <meta:editing-cycles>1</meta:editing-cycles>
    <meta:document-statistic meta:table-count="1" meta:cell-count="360" meta:object-count="0"/>
    <meta:generator>LibreOffice/7.5.5.2$Linux_X86_64 LibreOffice_project/50$Build-2</meta:generator>
  </office:meta>
</office:document-meta>
</file>